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formula="of:=[.C53]/[.B53]" office:value-type="float" office:value="0.0408163265306122">
            <text:p>0,04</text:p>
          </table:table-cell>
          <table:table-cell table:formula="of:=[.D53]/[.B53]" office:value-type="float" office:value="0.0408163265306122">
            <text:p>0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55]/[.B55]" office:value-type="float" office:value="0.0392156862745098">
            <text:p>0,04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56]/[.B56]" office:value-type="float" office:value="0.0384615384615385">
            <text:p>0,04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2">
            <text:p>2</text:p>
          </table:table-cell>
          <table:table-cell table:formula="of:=[.C57]/[.B57]" office:value-type="float" office:value="0.0377358490566038">
            <text:p>0,04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table:formula="of:=[.C59]/[.B59]" office:value-type="float" office:value="0.0363636363636364">
            <text:p>0,04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table:formula="of:=[.C60]/[.B60]" office:value-type="float" office:value="0.0357142857142857">
            <text:p>0,04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table:formula="of:=[.C61]/[.B61]" office:value-type="float" office:value="0.0350877192982456">
            <text:p>0,04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[.C63]/[.B63]" office:value-type="float" office:value="0.0338983050847458">
            <text:p>0,03</text:p>
          </table:table-cell>
          <table:table-cell table:formula="of:=[.D63]/[.B63]" office:value-type="float" office:value="0.0338983050847458">
            <text:p>0,0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table:formula="of:=[.C64]/[.B64]" office:value-type="float" office:value="0.0333333333333333">
            <text:p>0,03</text:p>
          </table:table-cell>
          <table:table-cell table:formula="of:=[.D64]/[.B64]" office:value-type="float" office:value="0.0333333333333333">
            <text:p>0,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table:formula="of:=[.C65]/[.B65]" office:value-type="float" office:value="0.0327868852459016">
            <text:p>0,03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table:formula="of:=[.C66]/[.B66]" office:value-type="float" office:value="0.032258064516129">
            <text:p>0,03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table:formula="of:=[.C67]/[.B67]" office:value-type="float" office:value="0.0317460317460317">
            <text:p>0,03</text:p>
          </table:table-cell>
          <table:table-cell table:formula="of:=[.D67]/[.B67]" office:value-type="float" office:value="0.0317460317460317">
            <text:p>0,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table:formula="of:=[.C68]/[.B68]" office:value-type="float" office:value="0.03125">
            <text:p>0,03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table:formula="of:=[.C69]/[.B69]" office:value-type="float" office:value="0.0307692307692308">
            <text:p>0,03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0]/[.B70]" office:value-type="float" office:value="0.0303030303030303">
            <text:p>0,03</text:p>
          </table:table-cell>
          <table:table-cell table:formula="of:=[.D70]/[.B70]" office:value-type="float" office:value="0.0454545454545455">
            <text:p>0,0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1]/[.B71]" office:value-type="float" office:value="0.0298507462686567">
            <text:p>0,03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2]/[.B72]" office:value-type="float" office:value="0.0294117647058823">
            <text:p>0,03</text:p>
          </table:table-cell>
          <table:table-cell table:formula="of:=[.D72]/[.B72]" office:value-type="float" office:value="0.0441176470588235">
            <text:p>0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3]/[.B73]" office:value-type="float" office:value="0.0289855072463768">
            <text:p>0,03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4]/[.B74]" office:value-type="float" office:value="0.0285714285714286">
            <text:p>0,03</text:p>
          </table:table-cell>
          <table:table-cell table:formula="of:=[.D74]/[.B74]" office:value-type="float" office:value="0.0428571428571429">
            <text:p>0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5]/[.B75]" office:value-type="float" office:value="0.028169014084507">
            <text:p>0,03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table:formula="of:=[.C76]/[.B76]" office:value-type="float" office:value="0.0416666666666667">
            <text:p>0,04</text:p>
          </table:table-cell>
          <table:table-cell table:formula="of:=[.D76]/[.B76]" office:value-type="float" office:value="0.0416666666666667">
            <text:p>0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table:formula="of:=[.C77]/[.B77]" office:value-type="float" office:value="0.0410958904109589">
            <text:p>0,04</text:p>
          </table:table-cell>
          <table:table-cell table:formula="of:=[.D77]/[.B77]" office:value-type="float" office:value="0.0410958904109589">
            <text:p>0,0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3">
            <text:p>3</text:p>
          </table:table-cell>
          <table:table-cell table:formula="of:=[.C78]/[.B78]" office:value-type="float" office:value="0.0405405405405405">
            <text:p>0,04</text:p>
          </table:table-cell>
          <table:table-cell table:formula="of:=[.D78]/[.B78]" office:value-type="float" office:value="0.0405405405405405">
            <text:p>0,0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79]/[.B79]" office:value-type="float" office:value="0.04">
            <text:p>0,04</text:p>
          </table:table-cell>
          <table:table-cell table:formula="of:=[.D79]/[.B79]" office:value-type="float" office:value="0.0266666666666667">
            <text:p>0,0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table:formula="of:=[.C80]/[.B80]" office:value-type="float" office:value="0.0394736842105263">
            <text:p>0,04</text:p>
          </table:table-cell>
          <table:table-cell table:formula="of:=[.D80]/[.B80]" office:value-type="float" office:value="0.0394736842105263">
            <text:p>0,04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1]/[.B81]" office:value-type="float" office:value="0.038961038961039">
            <text:p>0,04</text:p>
          </table:table-cell>
          <table:table-cell table:formula="of:=[.D81]/[.B81]" office:value-type="float" office:value="0.051948051948052">
            <text:p>0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82]/[.B82]" office:value-type="float" office:value="0.0384615384615385">
            <text:p>0,04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3">
            <text:p>3</text:p>
          </table:table-cell>
          <table:table-cell table:formula="of:=[.C83]/[.B83]" office:value-type="float" office:value="0.0379746835443038">
            <text:p>0,04</text:p>
          </table:table-cell>
          <table:table-cell table:formula="of:=[.D83]/[.B83]" office:value-type="float" office:value="0.0379746835443038">
            <text:p>0,0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4]/[.B84]" office:value-type="float" office:value="0.0375">
            <text:p>0,04</text:p>
          </table:table-cell>
          <table:table-cell table:formula="of:=[.D84]/[.B84]" office:value-type="float" office:value="0.05">
            <text:p>0,0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5]/[.B85]" office:value-type="float" office:value="0.037037037037037">
            <text:p>0,04</text:p>
          </table:table-cell>
          <table:table-cell table:formula="of:=[.D85]/[.B85]" office:value-type="float" office:value="0.0493827160493827">
            <text:p>0,0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6]/[.B86]" office:value-type="float" office:value="0.0365853658536585">
            <text:p>0,04</text:p>
          </table:table-cell>
          <table:table-cell table:formula="of:=[.D86]/[.B86]" office:value-type="float" office:value="0.0487804878048781">
            <text:p>0,0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3">
            <text:p>3</text:p>
          </table:table-cell>
          <table:table-cell table:formula="of:=[.C87]/[.B87]" office:value-type="float" office:value="0.036144578313253">
            <text:p>0,04</text:p>
          </table:table-cell>
          <table:table-cell table:formula="of:=[.D87]/[.B87]" office:value-type="float" office:value="0.036144578313253">
            <text:p>0,04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C88]/[.B88]" office:value-type="float" office:value="0.0357142857142857">
            <text:p>0,04</text:p>
          </table:table-cell>
          <table:table-cell table:formula="of:=[.D88]/[.B88]" office:value-type="float" office:value="0.0357142857142857">
            <text:p>0,04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3">
            <text:p>3</text:p>
          </table:table-cell>
          <table:table-cell table:formula="of:=[.C89]/[.B89]" office:value-type="float" office:value="0.0352941176470588">
            <text:p>0,04</text:p>
          </table:table-cell>
          <table:table-cell table:formula="of:=[.D89]/[.B89]" office:value-type="float" office:value="0.0352941176470588">
            <text:p>0,0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3">
            <text:p>3</text:p>
          </table:table-cell>
          <table:table-cell table:formula="of:=[.C90]/[.B90]" office:value-type="float" office:value="0.0348837209302326">
            <text:p>0,03</text:p>
          </table:table-cell>
          <table:table-cell table:formula="of:=[.D90]/[.B90]" office:value-type="float" office:value="0.0348837209302326">
            <text:p>0,0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3">
            <text:p>3</text:p>
          </table:table-cell>
          <table:table-cell table:formula="of:=[.C91]/[.B91]" office:value-type="float" office:value="0.0344827586206897">
            <text:p>0,03</text:p>
          </table:table-cell>
          <table:table-cell table:formula="of:=[.D91]/[.B91]" office:value-type="float" office:value="0.0344827586206897">
            <text:p>0,0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3">
            <text:p>3</text:p>
          </table:table-cell>
          <table:table-cell table:formula="of:=[.C92]/[.B92]" office:value-type="float" office:value="0.0340909090909091">
            <text:p>0,03</text:p>
          </table:table-cell>
          <table:table-cell table:formula="of:=[.D92]/[.B92]" office:value-type="float" office:value="0.0340909090909091">
            <text:p>0,0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3">
            <text:p>3</text:p>
          </table:table-cell>
          <table:table-cell table:formula="of:=[.C93]/[.B93]" office:value-type="float" office:value="0.0337078651685393">
            <text:p>0,03</text:p>
          </table:table-cell>
          <table:table-cell table:formula="of:=[.D93]/[.B93]" office:value-type="float" office:value="0.0337078651685393">
            <text:p>0,0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table:formula="of:=[.C94]/[.B94]" office:value-type="float" office:value="0.0333333333333333">
            <text:p>0,03</text:p>
          </table:table-cell>
          <table:table-cell table:formula="of:=[.D94]/[.B94]" office:value-type="float" office:value="0.0333333333333333">
            <text:p>0,0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3">
            <text:p>3</text:p>
          </table:table-cell>
          <table:table-cell table:formula="of:=[.C95]/[.B95]" office:value-type="float" office:value="0.032967032967033">
            <text:p>0,03</text:p>
          </table:table-cell>
          <table:table-cell table:formula="of:=[.D95]/[.B95]" office:value-type="float" office:value="0.032967032967033">
            <text:p>0,0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3">
            <text:p>3</text:p>
          </table:table-cell>
          <table:table-cell table:formula="of:=[.C96]/[.B96]" office:value-type="float" office:value="0.0326086956521739">
            <text:p>0,03</text:p>
          </table:table-cell>
          <table:table-cell table:formula="of:=[.D96]/[.B96]" office:value-type="float" office:value="0.0326086956521739">
            <text:p>0,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3">
            <text:p>3</text:p>
          </table:table-cell>
          <table:table-cell table:formula="of:=[.C97]/[.B97]" office:value-type="float" office:value="0.032258064516129">
            <text:p>0,03</text:p>
          </table:table-cell>
          <table:table-cell table:formula="of:=[.D97]/[.B97]" office:value-type="float" office:value="0.032258064516129">
            <text:p>0,0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98]/[.B98]" office:value-type="float" office:value="0.0319148936170213">
            <text:p>0,03</text:p>
          </table:table-cell>
          <table:table-cell table:formula="of:=[.D98]/[.B98]" office:value-type="float" office:value="0.0425531914893617">
            <text:p>0,0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99]/[.B99]" office:value-type="float" office:value="0.0315789473684211">
            <text:p>0,03</text:p>
          </table:table-cell>
          <table:table-cell table:formula="of:=[.D99]/[.B99]" office:value-type="float" office:value="0.0421052631578947">
            <text:p>0,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0]/[.B100]" office:value-type="float" office:value="0.03125">
            <text:p>0,03</text:p>
          </table:table-cell>
          <table:table-cell table:formula="of:=[.D100]/[.B100]" office:value-type="float" office:value="0.0416666666666667">
            <text:p>0,04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1]/[.B101]" office:value-type="float" office:value="0.0309278350515464">
            <text:p>0,03</text:p>
          </table:table-cell>
          <table:table-cell table:formula="of:=[.D101]/[.B101]" office:value-type="float" office:value="0.0412371134020619">
            <text:p>0,0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2]/[.B102]" office:value-type="float" office:value="0.0306122448979592">
            <text:p>0,03</text:p>
          </table:table-cell>
          <table:table-cell table:formula="of:=[.D102]/[.B102]" office:value-type="float" office:value="0.0408163265306122">
            <text:p>0,0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3]/[.B103]" office:value-type="float" office:value="0.0303030303030303">
            <text:p>0,03</text:p>
          </table:table-cell>
          <table:table-cell table:formula="of:=[.D103]/[.B103]" office:value-type="float" office:value="0.0404040404040404">
            <text:p>0,0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table:formula="of:=[.C104]/[.B104]" office:value-type="float" office:value="0.04">
            <text:p>0,04</text:p>
          </table:table-cell>
          <table:table-cell table:formula="of:=[.D104]/[.B104]" office:value-type="float" office:value="0.04">
            <text:p>0,04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642227800539972">
            <text:p>0,06</text:p>
          </table:table-cell>
          <table:table-cell table:style-name="ce4" table:formula="of:=SUM([.F5:.F104])/100" office:value-type="float" office:value="0.0686994485476712">
            <text:p>0,0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2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20S</meta:editing-duration>
    <meta:editing-cycles>87</meta:editing-cycles>
    <meta:generator>OpenOffice.org/3.4.1$Win32 OpenOffice.org_project/341m1$Build-9593</meta:generator>
    <dc:date>2013-05-05T02:21:07.4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